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AlArabiya" svg:font-family="AlArabi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onse to reviewers.</text:p>
      <text:p text:style-name="P2"/>
      <text:p text:style-name="P2">We are very happy with the positive comments of the reviewers.</text:p>
      <text:p text:style-name="P2">In the full paper, we were able to address <text:span text:style-name="T1">all</text:span> issues that were identified by the reviewers.</text:p>
      <text:p text:style-name="P1"/>
      <text:p text:style-name="Preformatted_20_Text">&gt; It is important that the authors take a tutorial </text:p>
      <text:p text:style-name="Preformatted_20_Text">&gt; oriented style and more carefully introduce the </text:p>
      <text:p text:style-name="Preformatted_20_Text">&gt; application context, including radio-astronomy </text:p>
      <text:p text:style-name="Preformatted_20_Text">&gt; basics, instruments that they use (including </text:p>
      <text:p text:style-name="Preformatted_20_Text">&gt; installation roadmap). <text:s/>The algorithm is quite </text:p>
      <text:p text:style-name="Preformatted_20_Text">&gt; simple and so the strength of the paper lies in </text:p>
      <text:p text:style-name="Preformatted_20_Text">&gt; the thoroughness of the analysis, and the </text:p>
      <text:p text:style-name="Preformatted_20_Text">&gt; aforementioned tutorial background.</text:p>
      <text:p text:style-name="Preformatted_20_Text"/>
      <text:p text:style-name="P4">We were careful to <text:s/>take a tutorial oriented style throughout the entire paper.</text:p>
      <text:p text:style-name="P4">We dedicated a part of the introduction, as well as Sections 2 and 3 to explain the radio-astronomy basics, the instruments we use, and the correlator algorithm.</text:p>
      <text:p text:style-name="Preformatted_20_Text"/>
      <text:p text:style-name="Preformatted_20_Text">&gt; It will also be preferred if the authors can spend </text:p>
      <text:p text:style-name="Preformatted_20_Text">&gt; a significant portion on the design and </text:p>
      <text:p text:style-name="Preformatted_20_Text">&gt; implementation of the correlator on five different </text:p>
      <text:p text:style-name="Preformatted_20_Text">&gt; multi-core platforms, and the difficulties the </text:p>
      <text:p text:style-name="Preformatted_20_Text">&gt; authors encountered, optimizations that were </text:p>
      <text:p text:style-name="Preformatted_20_Text">&gt; needed, and the programmability of the platforms.</text:p>
      <text:p text:style-name="Preformatted_20_Text"/>
      <text:p text:style-name="P4">Sections 5 and 6 deal with this extensively.</text:p>
      <text:p text:style-name="Preformatted_20_Text"/>
      <text:p text:style-name="Preformatted_20_Text">&gt; Please be aware that another potential paper in </text:p>
      <text:p text:style-name="Preformatted_20_Text">&gt; the special issue believes GPU is better than </text:p>
      <text:p text:style-name="Preformatted_20_Text">&gt; other platforms. <text:s/>The readers will be happy to </text:p>
      <text:p text:style-name="Preformatted_20_Text">&gt; learn from both sides of the argument. Thus, the </text:p>
      <text:p text:style-name="Preformatted_20_Text">&gt; authors may want to spend significant portion on </text:p>
      <text:p text:style-name="Preformatted_20_Text">&gt; describing what the important platform </text:p>
      <text:p text:style-name="Preformatted_20_Text">&gt; characteristics are, and a set of guidelines that </text:p>
      <text:p text:style-name="Preformatted_20_Text">&gt; are fundamental to choose the right platform for </text:p>
      <text:p text:style-name="P5">&gt; readers' applications.</text:p>
      <text:p text:style-name="P3">We present a set of guidelines that are fundamental to choose the right platform for </text:p>
      <text:p text:style-name="P6">signal processing applications in Section 5. In Section 6, we explain this in more detail, using the correlator application as a running example. We provide a comparison and evaluation discussion in Section 6.3. We summarize the most important <text:s/>platform characteristics in Tables 1 and 2, and the weak and strong points of the architectures in Table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AlArabiya" svg:font-family="AlArabi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5T12:58:14</meta:creation-date>
    <meta:document-statistic meta:table-count="0" meta:image-count="0" meta:object-count="0" meta:page-count="1" meta:paragraph-count="31" meta:word-count="332" meta:character-count="1986"/>
    <dc:date>2009-07-15T13:14:21</dc:date>
    <meta:editing-duration>PT00H00M36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